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059" svg:font-family="C059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1.058cm" loext:contextual-spacing="fals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/>
      <style:text-properties style:font-name="C059" fo:font-size="14pt" fo:language="uk" fo:country="UA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C059" fo:font-size="14pt" fo:language="eo" fo:country="none" officeooo:rsid="0026b54f" officeooo:paragraph-rsid="0026b54f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C059" fo:font-size="14pt" fo:language="uk" fo:country="UA" officeooo:rsid="00292271" officeooo:paragraph-rsid="00292271" style:font-size-asian="14pt" style:font-size-complex="14pt"/>
    </style:style>
    <style:style style:name="P7" style:family="paragraph" style:parent-style-name="Standard">
      <style:paragraph-properties fo:line-height="115%"/>
      <style:text-properties officeooo:paragraph-rsid="00228af9"/>
    </style:style>
    <style:style style:name="P8" style:family="paragraph" style:parent-style-name="Standard">
      <style:paragraph-properties fo:line-height="115%"/>
      <style:text-properties officeooo:rsid="00330f92" officeooo:paragraph-rsid="00330f92"/>
    </style:style>
    <style:style style:name="T1" style:family="text">
      <style:text-properties fo:color="#000000" style:font-name="C059" fo:font-size="22pt" fo:language="eo" fo:country="none" fo:font-weight="bold" officeooo:rsid="0013bb1b" style:font-name-asian="Verdana1" style:font-size-asian="20pt" style:font-weight-asian="bold" style:font-name-complex="Verdana1" style:font-size-complex="20pt"/>
    </style:style>
    <style:style style:name="T2" style:family="text">
      <style:text-properties fo:color="#000000" style:font-name="C059" fo:font-size="22pt" fo:language="eo" fo:country="none" fo:font-weight="bold" officeooo:rsid="001573ec" style:font-name-asian="Verdana1" style:font-size-asian="14pt" style:font-weight-asian="bold" style:font-name-complex="Verdana1" style:font-size-complex="14pt"/>
    </style:style>
    <style:style style:name="T3" style:family="text">
      <style:text-properties fo:color="#000000" style:font-name="C059" fo:font-size="22pt" fo:language="eo" fo:country="none" fo:font-weight="bold" officeooo:rsid="001f848f" style:font-name-asian="Verdana1" style:font-size-asian="14pt" style:font-weight-asian="bold" style:font-name-complex="Verdana1" style:font-size-complex="14pt"/>
    </style:style>
    <style:style style:name="T4" style:family="text">
      <style:text-properties style:font-name="C059" fo:font-size="22pt" fo:language="eo" fo:country="none" style:font-size-asian="20pt" style:font-size-complex="20pt"/>
    </style:style>
    <style:style style:name="T5" style:family="text">
      <style:text-properties style:font-name="C059" fo:font-size="22pt" fo:language="eo" fo:country="none" style:font-size-asian="14pt" style:font-size-complex="14pt"/>
    </style:style>
    <style:style style:name="T6" style:family="text">
      <style:text-properties style:font-name="C059" fo:font-size="14pt" fo:language="eo" fo:country="none" style:font-size-asian="14pt" style:font-size-complex="14pt"/>
    </style:style>
    <style:style style:name="T7" style:family="text">
      <style:text-properties style:font-name="C059" fo:font-size="14pt" fo:language="eo" fo:country="none" officeooo:rsid="002142aa" style:font-size-asian="14pt" style:font-size-complex="14pt"/>
    </style:style>
    <style:style style:name="T8" style:family="text">
      <style:text-properties style:font-name="C059" fo:font-size="14pt" fo:language="eo" fo:country="none" officeooo:rsid="00178e93" style:font-size-asian="14pt" style:font-size-complex="14pt"/>
    </style:style>
    <style:style style:name="T9" style:family="text">
      <style:text-properties style:font-name="C059" fo:font-size="14pt" fo:language="eo" fo:country="none" officeooo:rsid="001b0ab9" style:font-size-asian="14pt" style:font-size-complex="14pt"/>
    </style:style>
    <style:style style:name="T10" style:family="text">
      <style:text-properties style:font-name="C059" fo:font-size="14pt" fo:language="eo" fo:country="none" officeooo:rsid="0017c368" style:font-size-asian="14pt" style:font-size-complex="14pt"/>
    </style:style>
    <style:style style:name="T11" style:family="text">
      <style:text-properties style:font-name="C059" fo:font-size="14pt" fo:language="eo" fo:country="none" officeooo:rsid="00218b49" style:font-size-asian="14pt" style:font-size-complex="14pt"/>
    </style:style>
    <style:style style:name="T12" style:family="text">
      <style:text-properties style:font-name="C059" fo:font-size="14pt" fo:language="eo" fo:country="none" officeooo:rsid="0017dead" style:font-size-asian="14pt" style:font-size-complex="14pt"/>
    </style:style>
    <style:style style:name="T13" style:family="text">
      <style:text-properties style:font-name="C059" fo:font-size="14pt" fo:language="eo" fo:country="none" officeooo:rsid="001d10cd" style:font-size-asian="14pt" style:font-size-complex="14pt"/>
    </style:style>
    <style:style style:name="T14" style:family="text">
      <style:text-properties style:font-name="C059" fo:font-size="14pt" fo:language="eo" fo:country="none" officeooo:rsid="001f65e6" style:font-size-asian="14pt" style:font-size-complex="14pt"/>
    </style:style>
    <style:style style:name="T15" style:family="text">
      <style:text-properties style:font-name="C059" fo:font-size="14pt" fo:language="eo" fo:country="none" officeooo:rsid="00180ebf" style:font-size-asian="14pt" style:font-size-complex="14pt"/>
    </style:style>
    <style:style style:name="T16" style:family="text">
      <style:text-properties style:font-name="C059" fo:font-size="14pt" fo:language="eo" fo:country="none" officeooo:rsid="0018eb79" style:font-size-asian="14pt" style:font-size-complex="14pt"/>
    </style:style>
    <style:style style:name="T17" style:family="text">
      <style:text-properties style:font-name="C059" fo:font-size="14pt" fo:language="eo" fo:country="none" officeooo:rsid="001e1ab2" style:font-size-asian="14pt" style:font-size-complex="14pt"/>
    </style:style>
    <style:style style:name="T18" style:family="text">
      <style:text-properties style:font-name="C059" fo:font-size="14pt" fo:language="eo" fo:country="none" officeooo:rsid="001c2527" style:font-size-asian="14pt" style:font-size-complex="14pt"/>
    </style:style>
    <style:style style:name="T19" style:family="text">
      <style:text-properties style:font-name="C059" fo:font-size="14pt" fo:language="eo" fo:country="none" officeooo:rsid="0019a07b" style:font-size-asian="14pt" style:font-size-complex="14pt"/>
    </style:style>
    <style:style style:name="T20" style:family="text">
      <style:text-properties style:font-name="C059" fo:font-size="14pt" fo:language="eo" fo:country="none" officeooo:rsid="00228af9" style:font-size-asian="14pt" style:font-size-complex="14pt"/>
    </style:style>
    <style:style style:name="T21" style:family="text">
      <style:text-properties style:font-name="C059" fo:font-size="14pt" fo:language="uk" fo:country="UA" style:font-size-asian="14pt" style:font-size-complex="14pt"/>
    </style:style>
    <style:style style:name="T22" style:family="text">
      <style:text-properties style:font-name="C059" fo:font-size="14pt" fo:language="uk" fo:country="UA" officeooo:rsid="00246a1c" style:font-size-asian="14pt" style:font-size-complex="14pt"/>
    </style:style>
    <style:style style:name="T23" style:family="text">
      <style:text-properties style:font-name="C059" fo:font-size="14pt" fo:language="uk" fo:country="UA" officeooo:rsid="0024b557" style:font-size-asian="14pt" style:font-size-complex="14pt"/>
    </style:style>
    <style:style style:name="T24" style:family="text">
      <style:text-properties style:font-name="C059" fo:font-size="14pt" fo:language="uk" fo:country="UA" officeooo:rsid="002cd48f" style:font-size-asian="14pt" style:font-size-complex="14pt"/>
    </style:style>
    <style:style style:name="T25" style:family="text">
      <style:text-properties style:font-name="C059" fo:font-size="14pt" fo:language="uk" fo:country="UA" officeooo:rsid="002e84a0" style:font-size-asian="14pt" style:font-size-complex="14pt"/>
    </style:style>
    <style:style style:name="T26" style:family="text">
      <style:text-properties style:font-name="C059" fo:font-size="14pt" fo:language="uk" fo:country="UA" officeooo:rsid="00306980" style:font-size-asian="14pt" style:font-size-complex="14pt"/>
    </style:style>
    <style:style style:name="T27" style:family="text">
      <style:text-properties style:font-name="C059" fo:font-size="14pt" fo:language="uk" fo:country="UA" officeooo:rsid="0030eb74" style:font-size-asian="14pt" style:font-size-complex="14pt"/>
    </style:style>
    <style:style style:name="T28" style:family="text">
      <style:text-properties style:font-name="C059" fo:font-size="14pt" fo:language="uk" fo:country="UA" officeooo:rsid="0032019a" style:font-size-asian="14pt" style:font-size-complex="14pt"/>
    </style:style>
    <style:style style:name="T29" style:family="text">
      <style:text-properties officeooo:rsid="0022bf20"/>
    </style:style>
    <style:style style:name="T30" style:family="text">
      <style:text-properties officeooo:rsid="00320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Header1"><text:span text:style-name="T1">Mi</text:span></text:span><text:span text:style-name="Header1"><text:span text:style-name="T4"> (</text:span></text:span><text:span text:style-name="Header1"><text:span text:style-name="T1">Romantiko</text:span></text:span><text:span text:style-name="Header1"><text:span text:style-name="T4">)</text:span></text:span></text:p>
      <text:p text:style-name="P2"><text:span text:style-name="Header2"><text:span text:style-name="T3">N</text:span></text:span><text:span text:style-name="Header2"><text:span text:style-name="T2">ikolao</text:span></text:span><text:span text:style-name="Header2"><text:span text:style-name="T5"> </text:span></text:span><text:span text:style-name="Header2"><text:span text:style-name="T2">Ĥvilovij </text:span></text:span></text:p>
      <text:p text:style-name="P3"><text:span text:style-name="T6">"</text:span><text:span text:style-name="T7">Al pomarba floriĝo...</text:span><text:span text:style-name="T6">"</text:span></text:p>
      <text:p text:style-name="P7"><text:span text:style-name="T8">El malproksima nebulo, el </text:span><text:span text:style-name="T9">kvietaj</text:span><text:span text:style-name="T8"> lagoj de postmonta komunumo </text:span><text:span text:style-name="T10">flustras</text:span><text:span text:style-name="T8"> la murmuro: tio Maria iras. Mi eliras al senlimaj kampoj, trairas montpasejojn kaj tie, kie</text:span><text:span text:style-name="T11"> </text:span><text:span text:style-name="T20">la</text:span><text:span text:style-name="T8"> tombomontetoj </text:span><text:span text:style-name="T11">vidiĝas</text:span><text:span text:style-name="T8">, </text:span><text:span text:style-name="T10">mi apogiĝas al un sola dezerta klifo. Mi rigardas foren – tiam pensoj unu post la alia, kiel amazonoj, </text:span><text:span text:style-name="T12">aviadas ĉirkaŭ mi. Tiam ĉio malaperas... Sekretaj </text:span><text:span text:style-name="T13">sup</text:span><text:span text:style-name="T14">r</text:span><text:span text:style-name="T13">oj</text:span><text:span text:style-name="T12"> flugas, </text:span><text:span text:style-name="T15">ritme ŝanceliĝante </text:span><text:span text:style-name="T16">al branĉegoj, kaj la tago estingiĝas; kuras la vojo en tomboj, kaj post ĝi – la </text:span><text:span text:style-name="T17">silenta</text:span><text:span text:style-name="T16"> stepo. Mi malfermas okulojn kaj rememoras... vere, mia matro ja estas enkorpigita prototipo de tiu nekredebla </text:span><text:span text:style-name="T20">virino</text:span><text:span text:style-name="T16">, kiu staras en limoj de nekonataj jarcentoj. Mia matro estas naiveco, </text:span><text:span text:style-name="T18">milda</text:span><text:span text:style-name="T16"> malĝojiĝo kaj la senlima bonkoreco. (Kion mi perfekte memoras!). Kaj mia netolerebla doloro, kaj mia traiganta suferado varmiĝas en la </text:span><text:span text:style-name="T19">lucerno</text:span><text:span text:style-name="T16"> de </text:span><text:span text:style-name="T19">fanatikismo</text:span><text:span text:style-name="T16"> antaŭ ĉi tiu bela malgaja bildo.</text:span></text:p>
      <text:p text:style-name="P8"><text:span text:style-name="T16">M</text:span><text:span text:style-name="T6">atro diras, ke mi (ŝia ribelema filo) tute martirigis min... Tiam mi prenas ŝian ĉarman kapon iomete </text:span></text:p>
      <text:p text:style-name="P4">Мати каже, що я (її м’ятежний син) зовсім замучив себе... Тоді я беру її милу голову з нальотом сріблястої сивини і тихо кладу на свої груди... За вікном ішли росяні ранки і падали перламутри. Проходили неможливі дні. В далі з темного лісу брели подорожники й біля синьої криниці, де розлетілись дороги, де розбійний хрест, зупинялись. То — молоде загір’я.</text:p>
      <text:p text:style-name="P4">— Але минають ночі, шелестять вечори біля тополь, тополі відходять у шосейну безвість, а за ними — літа, роки і моя буйна юність. Тоді дні перед грозою. Там, за о<text:span text:style-name="T29">с</text:span>трогами сизого боку, спалахують блискавиці і накипають, і піняться гори. Важкий душний грім ніяк не прорветься з Індії, зі сходу. І томиться природа в передгроззі. А втім, за хмарним накипом чути й інший гул — ...глуха канонада. Насуваються дві грози.</text:p>
      <text:p text:style-name="P3"><text:span text:style-name="T21">— Тривога! — Мати каже, що вона поливала сьогодні м'яту, </text:span><text:soft-page-break/><text:span text:style-name="T21">м'ята вмирає в тузі. Мати каже: "Надходить гроза!" І я бачу: в її очах стоять дві </text:span><text:span text:style-name="T22">кришталев</text:span><text:span text:style-name="T21">і росинки.</text:span></text:p>
      <text:p text:style-name="P4">І</text:p>
      <text:p text:style-name="P4">Атака за атакою. Шалено напирають ворожі полки. Тоді наша кавалерія з флангу, і йдуть фаланги інсургентів у контратаку, а гроза росте, і мої мислі — до неможливости натягнутий дріт.</text:p>
      <text:p text:style-name="P4">День і ніч я пропадаю в "чека".</text:p>
      <text:p text:style-name="P3"><text:span text:style-name="T21">Помешкання наше — фантастичний палац: це будинок розстріляного шляхтича. Химерні портьєри, древні візерунки, портрети княжої фамілії. Все це дивиться на мене з усіх кінців </text:span><text:span text:style-name="T23">мого</text:span><text:span text:style-name="T21"> випадкового кабінету.</text:span></text:p>
      <text:p text:style-name="P5">Setlejo nia estas fantazia palaco: ĝi estas domo de pafmortigita nobelo. Kapricaj kurtenoj, antikvaj arabeskoj, portretoj de la princa familio Ĉio ĉi rigardas min el ĉiuj flankoj de mia okaza kabineto.</text:p>
      <text:p text:style-name="P4">Десь апарат військового телефону тягне свою печальну тривожну мелодію, що нагадує дальній вокзальний ріжок.</text:p>
      <text:p text:style-name="P4">На розкішній канапі сидить, підклавши під себе ноги, озброєний татарин і монотонне наспівує азіятське: "ала-ла-ла".</text:p>
      <text:p text:style-name="P4">Я дивлюсь на портрети: князь хмурить брови, княгиня — надменна зневага, княжата — в темряві столітніх дубів.</text:p>
      <text:p text:style-name="P4">І в цій надзвичайній суворості я відчуваю весь древній світ, всю безсилу грандіозність і красу третьої молодости минулих шляхетних літ.</text:p>
      <text:p text:style-name="P4">Це чіткий перламутр на бенкеті дикої голодної країни.</text:p>
      <text:p text:style-name="P4">І я, зовсім чужа людина, бандит — за одною термінологією, інсургент — за другою, я просто і ясно дивлюсь на ці портрети і в моїй душі нема й не буде гніву. І це зрозуміло:</text:p>
      <text:p text:style-name="P4">— я — чекіст, але і людина.</text:p>
      <text:p text:style-name="P4">Темної ночі, коли за вікном проходять міські вечори (маєток злетів на гору й царить над містом), коли сині димки здіймаються над цегельнею й обивателі, як миші,— за підворіття, у канареєчний замок, темної ночі в мойому надзвичайному кабінеті збираються мої товариші. Це новий синедріон, це чорний трибунал комуни.</text:p>
      <text:p text:style-name="P4">Тоді з кожного закутка дивиться справжня й воістину жахна <text:soft-page-break/>смерть. Обиватель:</text:p>
      <text:p text:style-name="P4">— Тут засідає садизм!</text:p>
      <text:p text:style-name="P4">Я:</text:p>
      <text:p text:style-name="P4">— ...(мовчу).</text:p>
      <text:p text:style-name="P6">En urba turo post la intermonto vibras sonorila kupro. Tio la horloĝego batadas. El la obskura stepo eĥadas obtuza kanonado.</text:p>
      <text:p text:style-name="P6">Miaj kamaradoj sidas ĉe dika tablo, farita el nigra ligno. Silenteco. Nur fora stacidoma aŭdilo de telefona aparato denove kantas sian malĝojan, anksian melodion. Fojfoje post la fenestro preterpasas l’insurgentoj.</text:p>
      <text:p text:style-name="P4">Моїх товаришів легко пізнати:</text:p>
      <text:p text:style-name="P4">доктор Тагабат,</text:p>
      <text:p text:style-name="P4">Андрюша,</text:p>
      <text:p text:style-name="P4">третій — дегенерат (вірний вартовий на чатах).</text:p>
      <text:p text:style-name="P4">Чорний трибунал у повному складі.</text:p>
      <text:p text:style-name="P4">Я:</text:p>
      <text:p text:style-name="P4">— Увага! На порядку денному діло крамаря ікс!</text:p>
      <text:p text:style-name="P4">З давніх покоїв виходять льокаї і також, як і перед князями, схиляються, чітко дивляться на новий синедріон і ставлять на стіл чай. Потім нечутно зникають по оксамиту килимів у лабіринтах високих кімнат.</text:p>
      <text:p text:style-name="P4">Канделябр на дві свічі тускло горить. Світлу не сила досягти навіть чверти кабінету. У височині ледве манячить жирандоля. В городі — тьма. І тут — тьма: електричну станцію зірвано. Доктор Тагабат розвалився на широкій канапі вдалі від канделябра, і я бачу тільки білу лисину й надто високий лоб. За ним іще далі в тьму — вірний вартовий із дегенеративною будівлею черепа. Мені видно лише його трохи безумні очі, але я знаю:</text:p>
      <text:p text:style-name="P4">— у дегенерата — низенький лоб, чорна копа розкуйовдженого волосся й приплюснутий ніс. Мені він завжди нагадує каторжника, і я думаю, що він не раз мусів стояти у відділі кримінальної хроніки.</text:p>
      <text:p text:style-name="P4">Андрюша сидить праворуч мене з розгубленим обличчям і зрідка тривожно поглядає на доктора. Я знаю, в чому справа.</text:p>
      <text:p text:style-name="P4">Андрюшу, мого бідного Андрюшу, призначив цей неможливий ревком сюди, в "чека", проти його кволої волі. І <text:soft-page-break/>Андрюша, цей невеселий комунар, коли треба енергійно розписатись під темною постановою —</text:p>
      <text:p text:style-name="P4">— "розстрілять",</text:p>
      <text:p text:style-name="P4">завше мнеться, завше розписується так:</text:p>
      <text:p text:style-name="P4">не ім'я і прізвище на суворому життьовому документі ставить, а зовсім незрозумілий, зовсім химерний, як хетейський ієрогліф, хвостик.</text:p>
      <text:p text:style-name="P4"><text:span text:style-name="T30">Mi</text:span>:</text:p>
      <text:p text:style-name="P3"><text:span text:style-name="T21">— </text:span><text:span text:style-name="T25">L’afero estas fermita</text:span><text:span text:style-name="T21">. </text:span><text:span text:style-name="T25">D</text:span><text:span text:style-name="T26">okto</text:span><text:span text:style-name="T25">ro</text:span><text:span text:style-name="T21"> </text:span><text:span text:style-name="T25">Tahabato</text:span><text:span text:style-name="T21">, </text:span><text:span text:style-name="T25">kiel vi opinias</text:span><text:span text:style-name="T21">?</text:span></text:p>
      <text:p text:style-name="P3"><text:span text:style-name="T26">Doktoro</text:span><text:span text:style-name="T21"> (</text:span><text:span text:style-name="T26">dinamike</text:span><text:span text:style-name="T21">):</text:span></text:p>
      <text:p text:style-name="P3"><text:span text:style-name="T21">— </text:span><text:span text:style-name="T24">Pafmortigi</text:span><text:span text:style-name="T21">!</text:span></text:p>
      <text:p text:style-name="P3"><text:span text:style-name="T27">Andreĉjo ioemete time rigardas Tahabaton kaj hezitas</text:span><text:span text:style-name="T21">. </text:span><text:span text:style-name="T27">Finfine</text:span><text:span text:style-name="T21">, </text:span><text:span text:style-name="T27">tremante</text:span><text:span text:style-name="T21"> </text:span><text:span text:style-name="T27">kaj</text:span><text:span text:style-name="T21"> </text:span><text:span text:style-name="T27">sencerte</text:span><text:span text:style-name="T21">, </text:span><text:span text:style-name="T27">diras</text:span><text:span text:style-name="T21">:</text:span></text:p>
      <text:p text:style-name="P3">— <text:span text:style-name="T27">Mi ne konsentas kun vi, doktoro.</text:span></text:p>
      <text:p text:style-name="P3"><text:span text:style-name="T21">— </text:span><text:span text:style-name="T28">Ĉu vi ne konsentas kun mi</text:span><text:span text:style-name="T21">? — і грохот хриплого реготу покотився в темні княжі покої.</text:span></text:p>
      <text:p text:style-name="P4">Я цього реготу чекав. Так завше було. Але й на цей раз здригаюсь і мені здається, що я йду в холодну трясовину. Прудкість моєї мислі доходить кульмінацій.</text:p>
      <text:p text:style-name="P4">І в той же момент раптом переді мною підводиться образ моєї матері...</text:p>
      <text:p text:style-name="P4">— ..."Розстрілять"???</text:p>
      <text:p text:style-name="P4">І мати тихо, зажурено дивиться на мене.</text:p>
      <text:p text:style-name="P4">...Знову на далекій міській башті за перевалом дзвенить мідь: то б'є годинник. Північна тьма. В шляхетний дім ледве доноситься глуха канонада. Передають у телефон: наші пішли в контратаку. За портьєрою в скляних дверях стоїть заграва: то за дальніми кучугурами горять села, горять степи й виють на пожар собаки по закутках міських підворіть. В городі тиша й мовчазний передзвін серць.</text:p>
      <text:p text:style-name="P4">....Доктор Тагабат нажав кнопку.</text:p>
      <text:p text:style-name="P4">Тоді льокай приносить на підносі старі вина. Потім льокай іде, і тануть його кроки, віддаляються по леопардових міхах.</text:p>
      <text:p text:style-name="P4">Я дивлюсь на канделябр, але мій погляд мимоволі скрадається туди, де сидить доктор Тагабат і вартовий. В їхніх руках пляшки з вином, і вони його п'ють пожадливо, хижо.</text:p>
      <text:p text:style-name="P4"><text:soft-page-break/>Я думаю "так треба".</text:p>
      <text:p text:style-name="P4">Але Андрюша нервово переходить із місця на місце і все поривається щось сказати. Я знаю, що він думає: він хоче сказати, що так нечесно, що так комунари не роблять, що це — бакханалія і.т. д. і т. п.</text:p>
      <text:p text:style-name="P4">Ах, який він чудний, цей комунар Андрюша!</text:p>
      <text:p text:style-name="P4">Але, коли доктор Тагабат кинув на оксамитовий килим порожню пляшку й чітко написав своє прізвище під постановою —</text:p>
      <text:p text:style-name="P4">— "розстрілять",—</text:p>
      <text:p text:style-name="P4">мене раптово взяла розпука. Цей доктор із широким лобом і білою лисиною, з холодним розумом і з каменем замість серця,— це ж він і мій безвихідний хазяїн, мій .звірячий інстинкт. І я, главковерх , чорного трибуналу комуни,— нікчема в його руках, яка віддалася на волю хижої стихії.</text:p>
      <text:p text:style-name="P4">"Але який вихід?"</text:p>
      <text:p text:style-name="P4">— Який вихід?? — І я не бачив виходу.</text:p>
      <text:p text:style-name="P4">Тоді проноситься переді мною темна історія цивілізації, і бредуть народи, і віки, і сам час...</text:p>
      <text:p text:style-name="P4">— Але я не бачив виходуі</text:p>
      <text:p text:style-name="P4">Воістину правда була за доктором Тагабатом.</text:p>
      <text:p text:style-name="P4">...Андрюша поспішно робив свій хвостик під постановою, а дегенерат, смакуючи, вдивлявся в літери.</text:p>
      <text:p text:style-name="P4">Я подумав: "коли доктор — злий геній, зла моя воля, тоді дегенерат є палач із гільйотини".</text:p>
      <text:p text:style-name="P4">Але я подумав:</text:p>
      <text:p text:style-name="P4">— Ах, яка нісенітниця! Хіба він палач? Це ж йому, цьому вартовому чорного трибуналу комуни, в моменти великого напруження я складав гімни.</text:p>
      <text:p text:style-name="P4">І тоді відходила, удалялась од мене моя мати — прообраз загірної Марії, і застигала, у тьмі чекаючи.</text:p>
      <text:p text:style-name="P4">...Свічі танули.</text:p>
      <text:p text:style-name="P4">Суворі постаті князя й княгині пропадали в синім тумані цигаркового диму.</text:p>
      <text:p text:style-name="P4">...До розстрілу присуджено,</text:p>
      <text:p text:style-name="P4">— шість!</text:p>
      <text:p text:style-name="P4">Досить! На цю ніч досить!</text:p>
      <text:p text:style-name="P4"><text:soft-page-break/>Татарин знову тягне своє азіятське: "ала-ла-ла". Я дивлюся на портьєру, на заграву в скляних дверях.— Андрюша вже зник. Тагабат і вартовий п'ють старі вина. Я перекидаю через плече мавзер і виходжу з княжого дому. Я йду по пустельних мовчазних вулицях обложеного міста.</text:p>
      <text:p text:style-name="P4">Город мертвий. Обивателі знають, що нас за три-чотири дні не буде, що даремні наші контратаки: скоро зариплять наші тачанки в далекий сіверкий край. Город причаївся. Тьма.</text:p>
      <text:p text:style-name="P4">Темним волохатим силуетом стоїть на сході княжий маєток, тепер — чорний трибунал комуни.</text:p>
      <text:p text:style-name="P4">Я повертаюсь і дивлюсь туди, і тоді раптом згадую, що шість на моїй совісті.</text:p>
      <text:p text:style-name="P4">...Шість на моїй совісті?</text:p>
      <text:p text:style-name="P4">Ні, це неправда. Шість сотень,</text:p>
      <text:p text:style-name="P4">шість тисяч, шість мільйонів —</text:p>
      <text:p text:style-name="P4">тьма на моїй совісті!!!</text:p>
      <text:p text:style-name="P4">— Тьма?</text:p>
      <text:p text:style-name="P4">І я здавлюю голову.</text:p>
      <text:p text:style-name="P4">...Але знову переді мною проноситься темна історія цивілізації, і бредуть народи, і віки, і сам час...</text:p>
      <text:p text:style-name="P4">Тоді я, знеможений, похиляюсь на паркан, становлюся на коліна й жагуче благословляю той момент, коли я зустрівся з доктором Тагабатом і вартовим із дегенеративною будівлею черепа. Потім повертаюсь і молитовне дивлюся на східний волохатий силует.</text:p>
      <text:p text:style-name="P4">...Я гублюсь у переулках. І нарешті виходжу до самотнього домика, де живе моя мати. У дворі пахне м'ятою. За сараєм палахкотять блискавиці й чути гуркіт задушеного грому.</text:p>
      <text:p text:style-name="P4">Тьма!</text:p>
      <text:p text:style-name="P4">Я йду в кімнату, знімаю мавзера й запалюю свічу.</text:p>
      <text:p text:style-name="P4">...— Ти спиш?</text:p>
      <text:p text:style-name="P4">Але мати не спала.</text:p>
      <text:p text:style-name="P4">Вона підходить до мене, бере моє стомлене обличчя в свої сухі старечі долоні й схиляє свою голову на мої груди. Вона знову каже, що я, її м'ятежний син, зовсім замучив себе.</text:p>
      <text:p text:style-name="P4">І я чую на своїх руках її хрустальні росинки.</text:p>
      <text:p text:style-name="P4"><text:soft-page-break/>Я:</text:p>
      <text:p text:style-name="P4">— Ах, як я втомився, мамо!</text:p>
      <text:p text:style-name="P4">Вона підводить мене до свічі й дивиться на моє зморене обличчя. Потім становиться біля тусклої лампади й зажурено дивиться на образ Марії.— Я знаю: моя мати і завтра піде в манастир: їй незносні наші тривоги й хиже навколо.</text:p>
      <text:p text:style-name="P4">Але тут же, дійшовши до ліжка, здригнув:</text:p>
      <text:p text:style-name="P4">— Хиже навколо? Хіба мати сміє думати так? Так думають тільки версальці!</text:p>
      <text:p text:style-name="P4">І тоді, збентежений, запевняю себе, що це неправда, що ніякої матері нема переді мною, що це не більше, як фантом.</text:p>
      <text:p text:style-name="P4">— Фантом? — знову здригнув я.</text:p>
      <text:p text:style-name="P4">Ні, саме це — неправда! Тут, у тихій кімнаті, моя мати не фантом, а частина мого власного злочинного "я", якому я даю волю. Тут, у глухому закутку, на краю города, я ховаю від гільйотини один кінець своєї душі.</text:p>
      <text:p text:style-name="P4">І тоді в тваринній екстазі я заплющую очі і, як самець напровесні, захлинаюсь і шепочу.</text:p>
      <text:p text:style-name="P4">— Кому потрібно знати деталі моїх переживань? Я справжній комунар. Хто посміє сказати інакше? Невже я не маю права відпочити одну хвилину?</text:p>
      <text:p text:style-name="P4">Тускло горить лампада перед образом Марії. Перед лампадою, як різьблення, стоїть моя зажурна мати. Але я вже нічого не думаю. Мою голову гладить тихий голубий сон.</text:p>
      <text:p text:style-name="P4">II</text:p>
      <text:p text:style-name="P4">...Наші назад: з позиції на позицію: на фронті — паніка, в тилу — паніка. Мій батальйон напоготові. За два дні я й сам кинусь у гарматний гул. Мій батальон на підбір: це юні фанатики комуни.</text:p>
      <text:p text:style-name="P4">Але зараз я не менше потрібний тут. Я знаю, що таке тил, коли ворог під стінами города. Ці мутні чутки ширяться з кожним днем і, як змії, розповзлись по вулицях. Ці чутки мутять уже гарнізонні роти.</text:p>
      <text:p text:style-name="P4">Мені доносять:</text:p>
      <text:p text:style-name="P4">— Ідуть глухі нарікання.</text:p>
      <text:p text:style-name="P4">— Може спалахнути бунт.</text:p>
      <text:p text:style-name="P4"><text:soft-page-break/>Так! Так! Я знаю: може спалахнути бунт, і мої вірні агенти ширяють по заулках, і вже нікуди вміщати цей винний і майже невинний обивательський хлам.</text:p>
      <text:p text:style-name="P4">...А канонада все ближче й ближче. Частіш гонці з фронту. Хмарами збирається пил і стоїть над городом, покриваючи мутне вогняне сонце. Зрідка палахкотять блискавиці. Тягнуться обози, кричать тривожно паровики, проносяться кавалеристи.</text:p>
      <text:p text:style-name="P4">Тільки біля чорного трибуналу комуни стоїть гнітюча мовчазність.</text:p>
      <text:p text:style-name="P4">Так:</text:p>
      <text:p text:style-name="P4">будуть сотні розстрілів, і я остаточно збиваюся з ніг!</text:p>
      <text:p text:style-name="P4">Так:</text:p>
      <text:p text:style-name="P4">вже чують версальці, як у гулкій і мертвій тиші княжого маєтку над городом спалахують чіткі й короткі постріли; версальці знають:</text:p>
      <text:p text:style-name="P4">— Штаб Духоніна!</text:p>
      <text:p text:style-name="P4">...А ранки цвітуть перламутром і падають вранішні зорі в туман дальнього бору.</text:p>
      <text:p text:style-name="P4">...А глуха канонада росте.</text:p>
      <text:p text:style-name="P4">Росте передгроззя: скоро буде гроза.</text:p>
      <text:p text:style-name="P4">...Я входжу в княжий маєток.</text:p>
      <text:p text:style-name="P4">Доктор Тагабат і вартовий п'ють вино. Андрюша похмурий сидить у кутку. Потім Андрюша підходить до мене й наївно печально каже:</text:p>
      <text:p text:style-name="P4">— Слухай, друже! Одпусти мене!</text:p>
      <text:p text:style-name="P4">Я:</text:p>
      <text:p text:style-name="P4">— Куди?</text:p>
      <text:p text:style-name="P4">Андрюша:</text:p>
      <text:p text:style-name="P4">— На фронт. Я більше не можу тут.</text:p>
      <text:p text:style-name="P4">Ага! Він більше не може! І в мені раптом спалахнула злість. Нарешті прорвалось. Я довго стримував себе.— Він хоче на фронт? Він хоче подалі від цього чорного брудного діла? Він хоче витерти руки й бути невинним, як голуб? Він мені віддає "своє право" купатися в калюжах крови?</text:p>
      <text:p text:style-name="P4">Тоді я кричу:</text:p>
      <text:p text:style-name="P4">— Ви забуваєтесь! Чуєте?.. Коли ви ще раз скажете про це, я <text:soft-page-break/>вас негайно розстріляю.</text:p>
      <text:p text:style-name="P4">Доктор Тагабат динамічно:</text:p>
      <text:p text:style-name="P4">— Так його! так його! — і покотив регіт по пустельних лабіринтах княжих кімнат.— Так його! так його!</text:p>
      <text:p text:style-name="P4">Андрюша знітився, зблід і вийшов із кабінету.</text:p>
      <text:p text:style-name="P4">Доктор сказав:</text:p>
      <text:p text:style-name="P4">— Точка! Я відпочину! Працюй ще ти!</text:p>
      <text:p text:style-name="P4">Я:</text:p>
      <text:p text:style-name="P4">— Хто на черзі?</text:p>
      <text:p text:style-name="P4">— Діло № 282.</text:p>
      <text:p text:style-name="P4">Я:</text:p>
      <text:p text:style-name="P4">— Ведіть.</text:p>
      <text:p text:style-name="P4">Вартовий мовчки, мов автомат, вийшов із кімнати.</text:p>
      <text:p text:style-name="P4">(Так, це був незамінимий вартовий: не тільки Андрюша — і ми грішили: я й доктор. Ми часто ухилялися доглядати розстріли. Але він, цей дегенерат, завше був солдатом революції, і тільки тоді йшов з поля, коли танули димки й закопували розстріляних).</text:p>
      <text:p text:style-name="P4">...Портьєра роздвинулась, і в мій кабінет увійшло двоє: женщина в траурі й мужчина в пенсне. Вони були остаточно налякані обстановкою: аристократична розкіш, княжі портрети й розгардіяш — порожні пляшки, револьвери й синій цигарковий дим.</text:p>
      <text:p text:style-name="P4">Я:</text:p>
      <text:p text:style-name="P4">— Ваша фамілія?</text:p>
      <text:p text:style-name="P4">Зет!</text:p>
      <text:p text:style-name="P4">— Ваша фамілія?</text:p>
      <text:p text:style-name="P4">— Ігрек!</text:p>
      <text:p text:style-name="P4">Мужчина зібрав тонкі зблідлі губи і впав у безпардонно-плаксивий тон: він просив милости. Женщина втирала платком очі.</text:p>
      <text:p text:style-name="P4">Я:</text:p>
      <text:p text:style-name="P4">— Де вас забрали?</text:p>
      <text:p text:style-name="P4">— Там-то!</text:p>
      <text:p text:style-name="P4">— За що вас забрали?</text:p>
      <text:p text:style-name="P4">— За те-то!</text:p>
      <text:p text:style-name="P4">Ага, у вас було зібрання! Які можуть бути зібрання в такий <text:soft-page-break/>тривожний час уночі на приватній квартирі?</text:p>
      <text:p text:style-name="P4">Ага, ви теософи! Шукаєте правди!.. Нової? Так! Так!.. Хто ж це?.. Христос?.. Ні?.. Інший спаситель світу?.. Так! Вас не задовольняє ні Конфуцій, ні Лаотсе, ні Будда, ні Магомет, ні сам чорт!.. Ага, розумію: треба заповнити порожнє місце...</text:p>
      <text:p text:style-name="P4">Я:</text:p>
      <text:p text:style-name="P4">— Так по-вашому, значить, назрів час приходу Месії?</text:p>
      <text:p text:style-name="P4">Мужчина й женщина:</text:p>
      <text:p text:style-name="P4">— Так!</text:p>
      <text:p text:style-name="P4">Я:</text:p>
      <text:p text:style-name="P4">— Ви гадаєте, що цей психологічний кризис треба спостерігати і в Європі, і в Азії, і по всіх частинах світу?</text:p>
      <text:p text:style-name="P4">Мужчина й женщина:</text:p>
      <text:p text:style-name="P4">— Так!</text:p>
      <text:p text:style-name="P4">Я:</text:p>
      <text:p text:style-name="P4">— Так якого ж ви чорта, мать вашу перетак, не зробите цього Месію з "чека"?</text:p>
      <text:p text:style-name="P4">Женщина заплакала. Мужчина ще більше зблід. Суворі портрети князя й княгині похмуро дивились із стін. Доносилась канонада й тривожні гудки з вокзалу. Ворожий панцерник насідає на наші станції — передають у телефон. З города долітає гамір: грохотали по мостовій тачанки.</text:p>
      <text:p text:style-name="P4">...Мужчина впав на коліна й просив милости. Я з силою штовхнув його ногою — і він розкинувся горілиць.</text:p>
      <text:p text:style-name="P4">Женщина приложила траур до скроні і в розпуці похилилася на стіл.</text:p>
      <text:p text:style-name="P4">Женщина сказала глухо й мертво:</text:p>
      <text:p text:style-name="P4">— Слухайте, я мати трьох дітей!..</text:p>
      <text:p text:style-name="P4">Я:</text:p>
      <text:p text:style-name="P4">— Розстрілять!</text:p>
      <text:p text:style-name="P4">Вмить підскочив вартовий, і через півхвилини в кабінеті нікого не було.</text:p>
      <text:p text:style-name="P4">Тоді я підійшов до столу, налив із графина вина й залпом випив. Потім положив на холодне чоло руку й сказав:</text:p>
      <text:p text:style-name="P4">— Далі!</text:p>
      <text:p text:style-name="P4">Увійшов дегенерат. Він радить мені одложити діла й <text:soft-page-break/>розібрати позачергову справу:</text:p>
      <text:p text:style-name="P4">— Тільки-но привели з города нову групу версальців, здається, всі черниці, вони на ринку вели одверту агітацію проти комуни.</text:p>
      <text:p text:style-name="P4">Я входив у роль. Туман стояв перед очима, і я був у тім стані, який можна кваліфікувати, як надзвичайний екстаз.</text:p>
      <text:p text:style-name="P4">Я гадаю, що в такім стані фанатики йшли на священну війну.</text:p>
      <text:p text:style-name="P4">Я підійшов до вікна й сказав:</text:p>
      <text:p text:style-name="P4">— Ведіть!</text:p>
      <text:p text:style-name="P4">...В кабінет увалився цілий натовп черниць. Я цього не бачив, але я це відчував. Я дивився на город. Вечоріло — Я довго не повертався, я смакував: всіх їх через дві години не буде! — Вечоріло.— І знову передгрозові блискавиці різали краєвид. На дальному обрії за цегельнею підводились димки. Версальці насідали люто й яро — це передають у телефон. На пустельних трактах зрідка виростають обози й поспішно відступають на північ. В степу стоять, як дальні богатирі, кавалерійські сторожові загони.</text:p>
      <text:p text:style-name="P4">Тривога.</text:p>
      <text:p text:style-name="P4">В городі крамниці забиті. Город мертвий і йде в дику середньовічну даль. На небі виростають зорі й поливають на землю зелене болотяне світло. Потім гаснуть, пропадають.</text:p>
      <text:p text:style-name="P4">Але мені треба спішити! За моєю спиною група черниць! Ну да, мені треба спішити: в підвалі битком набито. Я рішуче повертаюсь і хочу сказати безвихідне:</text:p>
      <text:p text:style-name="P4">— Роз-стрі-лять!</text:p>
      <text:p text:style-name="P4">але я повертаюсь і бачу — прямо переді мною стоїть моя мати, моя печальна мати з очима Марії.</text:p>
      <text:p text:style-name="P4">Я в тривозі метнувся вбік: що це — галюцинація? Я в тривозі метнувся вбік і скрикнув:</text:p>
      <text:p text:style-name="P4">— Ти?</text:p>
      <text:p text:style-name="P4">І чую з натовпу женщин зажурне:</text:p>
      <text:p text:style-name="P4">— Сину! мій м'ятежний сину!</text:p>
      <text:p text:style-name="P4">Я почуваю, що от-от упаду. Мені дурно, я схопився рукою за крісло й похилився.</text:p>
      <text:p text:style-name="P4"><text:soft-page-break/>Але в той же момент регіт грохотом покотився, бухнувся об стелю й пропав. То доктор Тагабат:</text:p>
      <text:p text:style-name="P4">— "Мамо"?! Ах ти, чортова кукло! Сісі захотів? "Мамо"?!! Я вмить опам'ятався й схопився рукою за мавзер. '</text:p>
      <text:p text:style-name="P4">— Чорт! — і кинувся на доктора.</text:p>
      <text:p text:style-name="P4">Але той холодно подивився на мене й сказав:</text:p>
      <text:p text:style-name="P4">— Ну, ну, тихше, зраднику комуни! Зумій розправитись і з "мамою" (він підкреслив "з мамою"), як умів розправлятися з іншими.</text:p>
      <text:p text:style-name="P4">І мовчки одійшов.</text:p>
      <text:p text:style-name="P4">...Я остовпів. Блідий, майже мертвий, стояв перед мовчазним натовпом черниць із розгубленими очима, як зацькований вовк (Це ,я бачив у гігантське трюмо, що висіло напроти).</text:p>
      <text:p text:style-name="P4">Так! — схопили нарешті й другий кінець моєї душі! Вже не піду я на край города злочинне ховати себе. І тепер я маю одно тільки право:</text:p>
      <text:p text:style-name="P4">— нікому, ніколи й нічого не говорити, як розкололось моє власне "я".</text:p>
      <text:p text:style-name="P4">І я голови не загубив.</text:p>
      <text:p text:style-name="P4">Мислі різали мій мозок. Що я мушу робити? Невже я, солдат революції, схиблю в цей відповідальний момент? Невже я покину чати й ганебно зраджу комуну?</text:p>
      <text:p text:style-name="P4">...Я здавив щелепи, похмуро подивився на матір і сказав різко:</text:p>
      <text:p text:style-name="P4">— Всіх у підвал. Я зараз буду тут.</text:p>
      <text:p text:style-name="P4">Але не встиг я цього промовити, як знову кабінет задрижав од реготу.</text:p>
      <text:p text:style-name="P4">Тоді я повернувся до доктора й кинув чітко:</text:p>
      <text:p text:style-name="P4">— Докторе Тагабат! Ви, очевидно, забули, з ким маєте діло? Чи не хочете й ви в штаб Духоніна... з цією сволоччю! — я махнув рукою в бік, де стояла моя мати, і мовчки вийшов із кабінету.</text:p>
      <text:p text:style-name="P4">...Я за собою нічого не почув.</text:p>
      <text:p text:style-name="P4">...Від маєтку я пішов, мов п'яний, в нікуди по сутінках передгрозового душного вечора. Канонада росла. Знову спалахували димки над дальньою цегельнею. За курганом грохотали панцерники: то йшла між ними рішуча дуель. Ворожі <text:soft-page-break/>полки яро насідали на інсургентів. Пахло розстрілами.</text:p>
      <text:p text:style-name="P4">Я йшов у нікуди. Повз мене проходили обози, пролітали кавалеристи, грохотали по мостові тачанки. Город стояв у пилу, і вечір не розрядив заряду передгроззя. і</text:p>
      <text:p text:style-name="P4">Я йшов у нікуди. Без мислі, з тупою пустотою, з важкою вагою на своїх погорблених плечах.</text:p>
      <text:p text:style-name="P4">Я йшов у нікуди.</text:p>
      <text:p text:style-name="P4">III</text:p>
      <text:p text:style-name="P4">...Так, це були неможливі хвилини. Це була мука.— Але я вже знав, як я зроблю.</text:p>
      <text:p text:style-name="P4">Я знав і тоді, коли покинув маєток. Інакше я не вийшов би так швидко з кабінету.</text:p>
      <text:p text:style-name="P4">...Ну да, я мушу бути послідовним!</text:p>
      <text:p text:style-name="P4">...І цілу ніч я розбирав діла.</text:p>
      <text:p text:style-name="P4">Тоді на протязі кількох темних годин періодично спалахували короткі й чіткі постріли:</text:p>
      <text:p text:style-name="P4">— я, главковерх чорного трибуналу комуни, виконував свої обов'язки перед революцією.</text:p>
      <text:p text:style-name="P4">...І хіба то моя вина, що образ моєї матері не покидав мене в цю ніч ні на хвилину?</text:p>
      <text:p text:style-name="P4">Хіба то моя вина?</text:p>
      <text:p text:style-name="P4">...В обід прийшов Андрюша й кинув похмуро:</text:p>
      <text:p text:style-name="P4">— Слухай! Дозволь її випустити!</text:p>
      <text:p text:style-name="P4">Я:</text:p>
      <text:p text:style-name="P4">— Кого?</text:p>
      <text:p text:style-name="P4">— Твою матір!</text:p>
      <text:p text:style-name="P4">Я:</text:p>
      <text:p text:style-name="P4">(мовчу).</text:p>
      <text:p text:style-name="P4">Потім почуваю, що мені до болю хочеться сміятись. Я не витримую й регочу на всі кімнати.</text:p>
      <text:p text:style-name="P4">Андрюша суворо дивиться на мене.</text:p>
      <text:p text:style-name="P4">Його рішуче не можна пізнати.</text:p>
      <text:p text:style-name="P4">— Слухай. Навіщо ця мелодрама?</text:p>
      <text:p text:style-name="P4">Мій наївний Андрюша хотів бути на цей раз проникливим. Але він помилився.</text:p>
      <text:p text:style-name="P4">Я (грубо):</text:p>
      <text:p text:style-name="P4"><text:soft-page-break/>— Провалівай!</text:p>
      <text:p text:style-name="P4">Андрюша й на цей раз зблід.</text:p>
      <text:p text:style-name="P4">Ах, цей наївний комунар остаточно нічого не розуміє. Він буквально не знає, навіщо ця безглузда звіряча жорстокість. Він нічого не бачить за моїм холодним дерев'яним обличчям.</text:p>
      <text:p text:style-name="P4">Я:</text:p>
      <text:p text:style-name="P4">— Дзвони в телефон! Узнай, де ворог!</text:p>
      <text:p text:style-name="P4">Андрюша:</text:p>
      <text:p text:style-name="P4">— Слухай!..</text:p>
      <text:p text:style-name="P4">Я:</text:p>
      <text:p text:style-name="P4">— Дзвони в телефон! Узнай, де ворог!</text:p>
      <text:p text:style-name="P4">В цей момент над маєтком пронісся з шипінням снаряд і недалеко розірвався. Забряжчали вікна, і луна пішла по гулких порожніх княжих кімнатах.</text:p>
      <text:p text:style-name="P4">В трубку передають: версальці насідають, вже близько: за три верстви. Козачі роз'їзди показались біля станції: інсургенти відступають.— Кричить дальній вокзальний ріжок.</text:p>
      <text:p text:style-name="P4">...Андрюша вискочив. За ним я.</text:p>
      <text:p text:style-name="P4">...Куріли далі. Знову спалахували димки на горизонті. Над городом хмарою стояв пил. Сонце-мідь, і неба не видно. Тільки горова мутна курява мчала над далеким небосхилом. Здіймалися з дороги фантастичні хуртовини, бігли у височінь, розрізали простори, перелітали оселі й знову мчали і мчали. Стояло, мов зачароване, передгроззя.</text:p>
      <text:p text:style-name="P4">...А тут бухкали гармати. Летіли кавалеристи. Відходили на північ тачанки, обози.</text:p>
      <text:p text:style-name="P4">...Я забув про все. Я нічого не чув і — сам не пам'ятаю, як я попав до підвалу.</text:p>
      <text:p text:style-name="P4">Із дзвоном розірвався біля мене шрапнель, і надворі стало порожньо. Я підійшов до дверей і тільки-но хотів зиркнути в невеличке віконце, де сиділа моя мати, як хтось узяв мене за руку. Я повернувся —</text:p>
      <text:p text:style-name="P4">— дегенерат.</text:p>
      <text:p text:style-name="P4">— От так стража! Всі повтікали!.. хі... хі...</text:p>
      <text:p text:style-name="P4">Я:</text:p>
      <text:p text:style-name="P4">— Ви?</text:p>
      <text:p text:style-name="P4"><text:soft-page-break/>Він:</text:p>
      <text:p text:style-name="P4">— Я? О, я! — і постукав пальцем по дверях.</text:p>
      <text:p text:style-name="P4">Так, це був вірний пес революції. Він стоятиме на чатах і не під таким огнем! Пам'ятаю, я подумав тоді:</text:p>
      <text:p text:style-name="P4">— "це сторож моєї душі" — і без мислі побрів на міські пустирі.</text:p>
      <text:p text:style-name="P4">...А надвечір південну частину околиці було захоплено. Мусіли йти на північ, залишили город. Проте інсургентам дано наказа задержатись до ночі, і вони стійко вмирали на валах, на підступах, на роздоріжжях і в мовчазних закутках підворіть.</text:p>
      <text:p text:style-name="P4">...Але що ж я?</text:p>
      <text:p text:style-name="P4">...Ішла спішна евакуація, ішла чітка перестрілка,</text:p>
      <text:p text:style-name="P4">і я остаточно збився з ніг!</text:p>
      <text:p text:style-name="P4">Палили документи. Одправляли партії заложників. Брали решту контрибуцій...</text:p>
      <text:p text:style-name="P4">...Я остаточно збився з ніг!</text:p>
      <text:p text:style-name="P4">...Але раптом виринало обличчя моєї матері, і я знову чув зажурний і впертий голос.</text:p>
      <text:p text:style-name="P4">Я одкидав волосся й поширеними очима дивився на міську башту. І знову вечоріло, і знову на півдні горіли оселі.</text:p>
      <text:p text:style-name="P4">...Чорний трибунал комуни збирається до побігу. Навантажують підводи, бредуть обози, поспішають натовпи на північ. Тільки наш самотній панцерник завмирає в глибині бору й затримує з правого флангу ворожі полки.</text:p>
      <text:p text:style-name="P4">...Андрюша десь ізник. Доктор Тагабат спокійно сидить на канапі й п'є вино. Він мовчки стежить за моїми наказами й зрідка іронічно поглядає на портрет князя. Але цей погляд я відчуваю саме на собі, і він мене нервує й непокоїть.</text:p>
      <text:p text:style-name="P4">...Сонце зайшло. Конає вечір. Надходить ніч. На валах ідуть перебіжники, і одноманітно відбиває кулемет. Пустельні княжі кімнати завмерли в чеканні.</text:p>
      <text:p text:style-name="P4">Я дивлюся на доктора й не виношу цього погляду в древній портрет.</text:p>
      <text:p text:style-name="P4">Я різко кажу:</text:p>
      <text:p text:style-name="P4">— Докторе Тагабат! через годину я мушу ліквідувати останню партію засуджених. Я мушу прийняти отряд.</text:p>
      <text:p text:style-name="P4"><text:soft-page-break/>Тоді він іронічно й байдуже:</text:p>
      <text:p text:style-name="P4">— Ну, і що ж? Добре!</text:p>
      <text:p text:style-name="P4">Я хвилююсь, але доктор єхидно дивиться на мене й усміхається.— О, він, безперечно, розуміє, в чому справа! Це ж у цій партії засуджених моя мати.</text:p>
      <text:p text:style-name="P4">Я:</text:p>
      <text:p text:style-name="P4">— Будь ласка, покиньте кімнату!</text:p>
      <text:p text:style-name="P4">Доктор:</text:p>
      <text:p text:style-name="P4">— Ну, і що ж? Добре!</text:p>
      <text:p text:style-name="P4">Тоді я не. витримую й шаленію.</text:p>
      <text:p text:style-name="P4">— Докторе Тагабат! Останній раз попереджаю: не жартуйте зі мною!</text:p>
      <text:p text:style-name="P4">Але голос мій зривається, і мені булькає в горлі. Я пориваюся схопити мавзера й тут же прикінчити з доктором, але я раптом почуваю себе жалким, нікчемним і пізнаю, що від мене відходять рештки волі. Я сідаю на канапу й жалібно, як побитий безсилий пес, дивлюся на Тагабата.</text:p>
      <text:p text:style-name="P4">...Але йдуть хвилини. Треба вирушати.</text:p>
      <text:p text:style-name="P4">Я знову беру себе в руки і в останній раз дивлюся на надменний портрет княгині.</text:p>
      <text:p text:style-name="P4">Тьма.</text:p>
      <text:p text:style-name="P4">...— Конвой!</text:p>
      <text:p text:style-name="P4">Вартовий увійшов і доложив:</text:p>
      <text:p text:style-name="P4">— Партію вивели. Розстріл призначено за містом: початок бору.</text:p>
      <text:p text:style-name="P4">...Із-за дальніх отрогів виринав місяць. Потім плив по тихих голубих потоках, одкидаючи лимонні бризки. Опівночі пронизав зеніт і зупинився над безоднею.</text:p>
      <text:p text:style-name="P4">....В городі стояла енергійна перестрілка.</text:p>
      <text:p text:style-name="P4">...Ми йшли по північній дорозі.</text:p>
      <text:p text:style-name="P4">Я ніколи не забуду цієї мовчазної процесії — темного натовпу на розстріл.</text:p>
      <text:p text:style-name="P4">Позаду рипіли тачанки.</text:p>
      <text:p text:style-name="P4">Авангардом — конвойні комунари, далі — натовп черниць, в авангарді — я, ще конвойні комунари й доктор Тагабат.</text:p>
      <text:p text:style-name="P4">...Але ми напали на справжніх версальців: за всю дорогу <text:soft-page-break/>жодна черниця не промовила жодного слова. Це були щирі фанатички.</text:p>
      <text:p text:style-name="P4">Я йшов по дорозі, як тоді — в нікуди, а збоку мене брели сторожі моєї душі: доктор і дегенерат. Я дивився в натовп, але я там нічого не бачив.</text:p>
      <text:p text:style-name="P4">Зате я відчував:</text:p>
      <text:p text:style-name="P4">— там ішла моя мати</text:p>
      <text:p text:style-name="P4">з похиленою головою. Я відчував: пахне м'ятою.</text:p>
      <text:p text:style-name="P4">Я гладив її милу голову з нальотом сріблястої сивини.</text:p>
      <text:p text:style-name="P4">Але раптом переді мною виростала загірна даль. Тоді мені знову до болю хотілося впасти на коліна й молитовне дивитися на волохатий силует чорного трибуналу комуни.</text:p>
      <text:p text:style-name="P4">...Я здавив голову й пішов по мертвій дорозі, а позаду мене рипіли тачанки.</text:p>
      <text:p text:style-name="P4">Я раптом відкинувсь: що це? галюцинація? Невже це голос моєї матері?</text:p>
      <text:p text:style-name="P4">І знову я пізнаю себе нікчемною людиною й пізнаю: десь під серцем нудить. І не ридати, а плакати дрібненькими сльозами хотілось мені — так, як у дитинстві, на теплих грудях.</text:p>
      <text:p text:style-name="P4">І спалахнуло:</text:p>
      <text:p text:style-name="P4">— невже я веду її на розстріл?</text:p>
      <text:p text:style-name="P4">Що це: дійсність чи галюцинація?</text:p>
      <text:p text:style-name="P4">Але це була дійсність: справжня життьова дійсність — хижа й жорстока, як зграя голодних вовків. Це була дійсність безвихідна, неминуча, як сама смерть.</text:p>
      <text:p text:style-name="P4">...Але, може, це помилка? '</text:p>
      <text:p text:style-name="P4">Може, треба інакше зробити?</text:p>
      <text:p text:style-name="P4">—Ах, це ж боюнство, легкодухість. Єсть же певне життьове правило: еrrаrе humanum est. Чого ж тобі? Помиляйся! і помиляйся саме так, а не так!.. І які можуть бути помилки?</text:p>
      <text:p text:style-name="P4">Воістину: це була дійсність, як зграя голодних вовків. Але це була й єдина дорога до загірних озер невідомої прекрасної комуни.</text:p>
      <text:p text:style-name="P4">...І тоді я горів у вогні фанатизму й чітко відбивав кроки по північній дорозі.</text:p>
      <text:p text:style-name="P4">...Мовчазна процесія підходила до бору. Я не пам'ятаю, як розставляли черниць, я пам'ятаю:</text:p>
      <text:p text:style-name="P4"><text:soft-page-break/>до мене підійшов доктор і положив мені руку на плече:</text:p>
      <text:p text:style-name="P4">— Ваша мати там! Робіть, що хочете!</text:p>
      <text:p text:style-name="P4">Я подивився:</text:p>
      <text:p text:style-name="P4">— з натовпу виділилася постать і тихо самотньо пішла на узлісся.</text:p>
      <text:p text:style-name="P4">...Місяць стояв у зеніті й висів над безоднею. Далі відходила в зелено-лимонну безвість мертва дорога. Праворуч маячів сторожовий загін мойого батальону. І в цей момент над городом знявся рясний вогонь — перестрілка знову била тривогу. То відходили інсургенти,— то помітив ворог.— Збоку розірвався снаряд.</text:p>
      <text:p text:style-name="P4">...Я вийняв із кобури мавзера й поспішно пішов до самотньої постаті. І тоді ж, пам'ятаю, спалахнули короткі вогні: так кінчали з черницями.</text:p>
      <text:p text:style-name="P4">І тоді ж, пам'ятаю —</text:p>
      <text:p text:style-name="P4">з бору вдарив у тривогу наш панцерник.— Загудів ліс.</text:p>
      <text:p text:style-name="P4">Метнувся вогонь — раз,</text:p>
      <text:p text:style-name="P4">два—</text:p>
      <text:p text:style-name="P4">і ще — удар! удар!</text:p>
      <text:p text:style-name="P4">...Напирають ворожі полки. Треба спішити. Ах, треба спішити!</text:p>
      <text:p text:style-name="P4">Але я йду і йду, а одинока постать моєї матері все там же. Вона стоїть, звівши руки, і зажурно дивиться на мене. Я поспішаю на це зачароване неможливе узлісся, а одинока постать усе там же, все там же.</text:p>
      <text:p text:style-name="P4">Навкруги — пусто. Тільки місяць ллє зелений світ з пронизаного зеніту. Я держу в руці мавзера, але моя рука слабіє, і я от-от заплачу дрібненькими сльозами, як у дитинстві на теплих грудях. Я пориваюся крикнути:</text:p>
      <text:p text:style-name="P4">— Мати! Кажу тобі: іди до мене! Я мушу вбити тебе. І ріже мій мозок невеселий голос. Я знову чую, як мати говорить, що я (її м'ятежний син) зовсім замучив себе.</text:p>
      <text:p text:style-name="P4">...Що це? невже знову галюцинація?</text:p>
      <text:p text:style-name="P4">Я відкидаю голову.</text:p>
      <text:p text:style-name="P4">Так, це була галюцинація: я давно вже стояв на порожнім узліссі напроти своєї матері й дивився на неї.</text:p>
      <text:p text:style-name="P4"><text:soft-page-break/>Вона мовчала.</text:p>
      <text:p text:style-name="P4">...Панцерник заревів у бору.</text:p>
      <text:p text:style-name="P4">Здіймались огні. Ішла гроза. Ворог пішов у атаку. Інсургенти відходять.</text:p>
      <text:p text:style-name="P4">...Тоді я у млості, охоплений пожаром якоїсь неможливої радости, закинув руку за шию своєї матері й притиснув її голову до своїх грудей. Потім підвів мавзера й нажав спуск на скроню.</text:p>
      <text:p text:style-name="P4">Як зрізаний колос, похилилася вона на мене.</text:p>
      <text:p text:style-name="P4">Я положив її на землю й дико озирнувся.—— Навкруги було порожньо. Тільки збоку темніли теплі трупи черниць.— Недалеко грохотіли орудія.</text:p>
      <text:p text:style-name="P4">...Я заложив руку в кишеню й тут же згадав, що в княжих покоях я щось забув.</text:p>
      <text:p text:style-name="P4">"От дурень!" — подумав я.</text:p>
      <text:p text:style-name="P4">...Потім скинувся:</text:p>
      <text:p text:style-name="P4">— Де ж люди?</text:p>
      <text:p text:style-name="P4">Ну да, мені треба спішити до свойого батальйону! — І я кинувся на дорогу.</text:p>
      <text:p text:style-name="P4">Але не зробив я й трьох кроків, як мене щось зупинило.</text:p>
      <text:p text:style-name="P4">Я здригнув і побіг до трупа матері.</text:p>
      <text:p text:style-name="P4">Я став перед ним на коліна й пильно вдивлявся в обличчя. Але воно було мертве. По щоці, пам'ятаю, текла темним струменем кров.</text:p>
      <text:p text:style-name="P4">Тоді я звів цю безвихідну голову й пожадливо впився устами в білий лоб.— Тьма.</text:p>
      <text:p text:style-name="P4">І раптом чую:</text:p>
      <text:p text:style-name="P4">— Ну, комунаре, підводься!</text:p>
      <text:p text:style-name="P4">Пора до батальйону!</text:p>
      <text:p text:style-name="P4">Я зиркнув і побачив:</text:p>
      <text:p text:style-name="P4">— переді мною знову стояв дегенерат.</text:p>
      <text:p text:style-name="P4">Ага, я зараз. Я зараз. Так, мені давно пора! — Тоді я поправив ремінь свого мавзера й знову кинувся на дорогу.</text:p>
      <text:p text:style-name="P4">...В степу, як дальні богатирі, стояли кінні інсургенти. Я біг туди, здавивши голову.</text:p>
      <text:p text:style-name="P4">...Ішла гроза. Десь пробивалися досвітні плями. Тихо вмирав місяць у пронизаному зеніті. З заходу насувалися хмари. Ішла <text:soft-page-break/>чітка, рясна перестрілка.</text:p>
      <text:p text:style-name="P4">...Я зупинився серед мертвого степу:</text:p>
      <text:p text:style-name="P4">— там, в дальній безвісті, невідомо горіли тихі, озера загірної комун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059" svg:font-family="C059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o" fo:country="none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eo" fo:country="none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text-indent="1.27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Header1" style:family="text">
      <style:text-properties fo:color="#000000" style:font-name="Verdana" fo:font-family="Verdana" style:font-family-generic="roman" style:font-pitch="variable" fo:font-size="20pt" fo:font-weight="bold" style:font-name-asian="Verdana1" style:font-family-asian="Verdana" style:font-family-generic-asian="system" style:font-pitch-asian="variable" style:font-size-asian="20pt" style:font-weight-asian="bold" style:font-name-complex="Verdana1" style:font-family-complex="Verdana" style:font-family-generic-complex="system" style:font-pitch-complex="variable" style:font-size-complex="20pt"/>
    </style:style>
    <style:style style:name="Header2" style:family="text">
      <style:text-properties fo:color="#000000" style:font-name="Verdana" fo:font-family="Verdana" style:font-family-generic="roman" style:font-pitch="variable"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37cm" fo:page-height="29.61cm" style:num-format="1" style:print-orientation="portrait" fo:margin-top="2.54cm" fo:margin-bottom="2.54cm" fo:margin-left="2.54cm" fo:margin-right="2.54cm" style:writing-mode="lr-tb" style:layout-grid-color="#c0c0c0" style:layout-grid-lines="245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krLib</meta:initial-creator>
    <dc:title>Я (Романтика) — Микола Хвильовий</dc:title>
    <meta:creation-date>2018-06-24T10:20:12</meta:creation-date>
    <dc:date>2023-01-06T23:32:16.653526327</dc:date>
    <meta:generator>LibreOffice/6.4.7.2$Linux_X86_64 LibreOffice_project/40$Build-2</meta:generator>
    <meta:editing-duration>PT2H10M11S</meta:editing-duration>
    <meta:editing-cycles>32</meta:editing-cycles>
    <meta:document-statistic meta:table-count="0" meta:image-count="0" meta:object-count="0" meta:page-count="20" meta:paragraph-count="364" meta:word-count="4552" meta:character-count="28414" meta:non-whitespace-character-count="24071"/>
    <meta:user-defined meta:name="Company">UkrLib</meta:user-defined>
  </office:meta>
</office:document-meta>
</file>